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1BD00000208C82909A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5cm"/>
    </style:style>
    <style:style style:name="P1" style:family="paragraph">
      <style:paragraph-properties fo:text-align="center"/>
    </style:style>
  </office:automatic-styles>
  <office:body>
    <office:presentation>
      <draw:page draw:name="page1" draw:style-name="dp1" draw:master-page-name="Default">
        <draw:frame draw:style-name="gr1" draw:text-style-name="P1" draw:layer="layout" svg:width="22.5cm" svg:height="19cm" svg:x="2.5cm" svg:y="1.1cm">
          <draw:image xlink:href="Pictures/10000000000001BD00000208C82909A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0-06-20T12:32:45</meta:creation-date>
    <meta:editing-duration>PT00H02M22S</meta:editing-duration>
    <meta:editing-cycles>3</meta:editing-cycles>
    <dc:date>2010-06-20T12:52:17</dc:date>
    <meta:generator>OpenOffice.org/3.1$Unix OpenOffice.org_project/310m19$Build-9420</meta:generator>
    <meta:document-statistic meta:object-count="24"/>
  </office:meta>
</office:document-meta>
</file>